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65000055B85F5F6A68.svm" manifest:media-type=""/>
  <manifest:file-entry manifest:full-path="Pictures/200000090000686500002072D0CBEEAC.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background-color="#cccccc"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4" style:family="paragraph" style:parent-style-name="Text_20_body">
      <style:paragraph-properties fo:margin-left="0.053cm" fo:margin-right="0cm" fo:margin-top="0cm" fo:margin-bottom="0.199cm" style:contextual-spacing="false" style:line-height-at-least="0.42cm" fo:text-align="justify" style:justify-single-word="false" fo:orphans="0" fo:widows="0" fo:text-indent="-0.026cm" style:auto-text-indent="false" style:text-autospace="none">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5" style:family="paragraph" style:parent-style-name="Text_20_body">
      <style:text-properties officeooo:rsid="001f2022" officeooo:paragraph-rsid="001f2022"/>
    </style:style>
    <style:style style:name="P6" style:family="paragraph" style:parent-style-name="Standard">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199cm" style:contextual-spacing="false" fo:text-align="justify" style:justify-single-word="false" style:text-autospace="none"/>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Table_20_Contents">
      <style:paragraph-properties fo:text-align="justify" style:justify-single-word="false"/>
      <style:text-properties style:font-name="Calibri" fo:font-size="11pt" style:font-size-asian="11pt" style:font-size-complex="11pt"/>
    </style:style>
    <style:style style:name="P9"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0" style:family="paragraph" style:parent-style-name="Table_20_Contents">
      <style:paragraph-properties fo:text-align="justify" style:justify-single-word="false"/>
      <style:text-properties style:font-name="Calibri" fo:font-size="10pt" fo:font-weight="bold" style:font-size-asian="10pt" style:font-weight-asian="bold" style:font-size-complex="10pt" style:font-weight-complex="bold"/>
    </style:style>
    <style:style style:name="P11" style:family="paragraph" style:parent-style-name="Table_20_Contents">
      <style:paragraph-properties fo:text-align="start" style:justify-single-word="false" fo:background-color="#cccccc">
        <style:background-image/>
      </style:paragraph-properties>
      <style:text-properties style:font-name="Calibri" fo:font-size="11pt" fo:font-weight="bold" style:font-size-asian="11pt" style:font-weight-asian="bold" style:font-size-complex="11pt" style:font-weight-complex="bold"/>
    </style:style>
    <style:style style:name="P12"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13"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17"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paragraph-rsid="0020002a" style:font-size-asian="11pt" style:font-size-complex="11pt"/>
    </style:style>
    <style:style style:name="P18"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19" style:family="paragraph" style:parent-style-name="Standard">
      <style:paragraph-properties fo:margin-left="0cm" fo:margin-right="0cm" fo:margin-top="0cm" fo:margin-bottom="0cm" style:contextual-spacing="false" fo:text-align="justify" style:justify-single-word="false" fo:text-indent="-0.635cm" style:auto-text-indent="false" style:text-autospace="none"/>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20" style:family="paragraph" style:parent-style-name="Standard">
      <style:paragraph-properties fo:text-align="center" style:justify-single-word="false" fo:padding="0.049cm" fo:border="0.06pt solid #000000" style:shadow="none"/>
      <style:text-properties officeooo:paragraph-rsid="0020002a"/>
    </style:style>
    <style:style style:name="P21"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22"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23" style:family="paragraph" style:parent-style-name="Standard" style:list-style-name="L1">
      <style:paragraph-properties fo:margin-top="0cm" fo:margin-bottom="0cm" style:contextual-spacing="false" fo:text-align="justify" style:justify-single-word="false">
        <style:tab-stops>
          <style:tab-stop style:position="1.826cm"/>
        </style:tab-stops>
      </style:paragraph-properties>
      <style:text-properties fo:color="#000000" style:font-name="Calibri" fo:font-size="11pt" style:font-size-asian="11pt" style:font-size-complex="11pt"/>
    </style:style>
    <style:style style:name="P24" style:family="paragraph" style:parent-style-name="Standard" style:list-style-name="L1">
      <style:paragraph-properties fo:margin-top="0cm" fo:margin-bottom="0cm" style:contextual-spacing="false" fo:text-align="justify" style:justify-single-word="false">
        <style:tab-stops>
          <style:tab-stop style:position="1.826cm"/>
        </style:tab-stops>
      </style:paragraph-properties>
      <style:text-properties fo:color="#000000" style:font-name="Calibri" fo:font-size="11pt" officeooo:paragraph-rsid="0020002a" style:font-size-asian="11pt" style:font-size-complex="11pt"/>
    </style:style>
    <style:style style:name="P25" style:family="paragraph" style:parent-style-name="Standard" style:list-style-name="L5">
      <style:paragraph-properties fo:margin-top="0cm" fo:margin-bottom="0cm" style:contextual-spacing="false" fo:text-align="justify" style:justify-single-word="false" style:text-autospace="none">
        <style:tab-stops/>
      </style:paragraph-properties>
      <style:text-properties fo:color="#000000" style:font-name="Times New Roman" fo:font-size="11pt" fo:font-weight="normal" style:font-size-asian="11pt" style:font-weight-asian="normal" style:font-size-complex="11pt" style:font-weight-complex="normal"/>
    </style:style>
    <style:style style:name="P26" style:family="paragraph" style:parent-style-name="Standard" style:list-style-name="L5">
      <style:paragraph-properties fo:margin-top="0cm" fo:margin-bottom="0cm" style:contextual-spacing="false" fo:text-align="justify" style:justify-single-word="false" style:text-autospace="none">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style:font-name="Calibri"/>
    </style:style>
    <style:style style:name="P28" style:family="paragraph" style:parent-style-name="Standard" style:list-style-name="L5">
      <style:paragraph-properties fo:margin-left="1.251cm" fo:margin-right="0cm" fo:text-indent="-0.635cm" style:auto-text-indent="false"/>
    </style:style>
    <style:style style:name="P29" style:family="paragraph" style:parent-style-name="Standard" style:list-style-name="L3">
      <style:paragraph-properties fo:margin-left="1.251cm" fo:margin-right="0cm" fo:margin-top="0cm" fo:margin-bottom="0cm" style:contextual-spacing="false" fo:text-align="justify" style:justify-single-word="false" fo:text-indent="-0.635cm" style:auto-text-indent="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list-style-name="L3">
      <style:paragraph-properties fo:margin-left="1.251cm" fo:margin-right="0cm" fo:margin-top="0cm" fo:margin-bottom="0cm" style:contextual-spacing="false" fo:text-align="justify" style:justify-single-word="false" fo:text-indent="-0.635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32"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33" style:family="paragraph" style:parent-style-name="Text_20_body">
      <style:paragraph-properties fo:margin-top="0cm" fo:margin-bottom="0.199cm" style:contextual-spacing="false"/>
    </style:style>
    <style:style style:name="P34" style:family="paragraph" style:parent-style-name="Text_20_body">
      <style:paragraph-properties fo:margin-top="0cm" fo:margin-bottom="0.199cm" style:contextual-spacing="false"/>
      <style:text-properties officeooo:paragraph-rsid="0024856e"/>
    </style:style>
    <style:style style:name="P35" style:family="paragraph" style:parent-style-name="Table_20_Contents">
      <style:paragraph-properties fo:text-align="justify" style:justify-single-word="false"/>
      <style:text-properties style:font-name="Calibri" fo:font-size="11pt" style:font-size-asian="11pt" style:font-size-complex="11pt"/>
    </style:style>
    <style:style style:name="P36" style:family="paragraph" style:parent-style-name="Table_20_Contents">
      <style:paragraph-properties fo:text-align="start" style:justify-single-word="false" fo:background-color="#cccccc">
        <style:background-image/>
      </style:paragraph-properties>
      <style:text-properties style:font-name="Calibri" fo:font-size="10pt" fo:font-weight="bold" style:font-size-asian="10pt" style:font-weight-asian="bold" style:font-size-complex="10pt" style:font-weight-complex="bold"/>
    </style:style>
    <style:style style:name="P37" style:family="paragraph" style:parent-style-name="Table_20_Contents">
      <style:paragraph-properties fo:text-align="justify" style:justify-single-word="false" fo:background-color="#cccccc">
        <style:background-image/>
      </style:paragraph-properties>
      <style:text-properties style:font-name="Calibri" fo:font-size="11pt" style:font-size-asian="11pt" style:font-size-complex="11pt"/>
    </style:style>
    <style:style style:name="P38" style:family="paragraph" style:parent-style-name="Table_20_Contents">
      <style:paragraph-properties fo:text-align="justify" style:justify-single-word="false" fo:background-color="#b3b3b3">
        <style:background-image/>
      </style:paragraph-properties>
      <style:text-properties style:font-name="Calibri" fo:font-size="11pt" style:font-size-asian="11pt" style:font-size-complex="11pt"/>
    </style:style>
    <style:style style:name="P39"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position="super 58%" fo:font-size="10pt" style:font-size-asian="10pt" style:font-size-complex="10pt"/>
    </style:style>
    <style:style style:name="T5" style:family="text">
      <style:text-properties fo:font-size="10pt" style:font-size-asian="10pt" style:font-size-complex="10pt"/>
    </style:style>
    <style:style style:name="T6" style:family="text">
      <style:text-properties fo:font-size="11pt" style:font-size-asian="11pt" style:font-size-complex="11pt"/>
    </style:style>
    <style:style style:name="T7" style:family="text">
      <style:text-properties fo:color="#800000"/>
    </style:style>
    <style:style style:name="T8" style:family="text">
      <style:text-properties fo:color="#800000" officeooo:rsid="0019be6b"/>
    </style:style>
    <style:style style:name="T9" style:family="text">
      <style:text-properties fo:color="#800000" officeooo:rsid="001d6939"/>
    </style:style>
    <style:style style:name="T10" style:family="text">
      <style:text-properties officeooo:rsid="001d6939"/>
    </style:style>
    <style:style style:name="T11" style:family="text">
      <style:text-properties fo:font-weight="bold" style:font-weight-asian="bold" style:font-weight-complex="bold"/>
    </style:style>
    <style:style style:name="T12" style:family="text">
      <style:text-properties officeooo:rsid="001f2022"/>
    </style:style>
    <style:style style:name="T13" style:family="text">
      <style:text-properties officeooo:rsid="0020002a"/>
    </style:style>
    <style:style style:name="T14" style:family="text">
      <style:text-properties style:use-window-font-color="true"/>
    </style:style>
    <style:style style:name="T15" style:family="text">
      <style:text-properties style:use-window-font-color="true" officeooo:rsid="001d6939"/>
    </style:style>
    <style:style style:name="T16" style:family="text">
      <style:text-properties style:use-window-font-color="true" officeooo:rsid="0019be6b"/>
    </style:style>
    <style:style style:name="T17" style:family="text">
      <style:text-properties officeooo:rsid="002485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MPTE-RENDU DU CONSEIL MUNICIPAL DE LA COMMUNE DE MONTREUIL-EN-TOURAINE</text:p>
      <text:p text:style-name="P20"><text:span text:style-name="T11">Séance du 27 juin 2014<text:tab/></text:span><text:tab/><text:tab/><text:tab/><text:tab/>D<text:span text:style-name="T11">ate de la convocation</text:span> :<text:span text:style-name="T2"> </text:span><text:span text:style-name="T3">23 juin 2014</text:span></text:p>
      <text:p text:style-name="Standard"><text:span text:style-name="T11">Nombre de conseillers en exercice</text:span> : 15</text:p>
      <text:p text:style-name="Standard"><text:span text:style-name="T11">Nombre de présents</text:span> : 12</text:p>
      <text:p text:style-name="Standard"><text:span text:style-name="T11">Nombre d’exprimés</text:span> : 15</text:p>
      <text:p text:style-name="P18">L’an deux mil quatorze le vingt-sept juin à dix-huit heures trente minutes, le Conseil Municipal de cette commune, régulièrement convoqué, s’est réuni au nombre prescrit par la loi, dans le lieu habituel de ses séances, sous la présidence de Monsieur Jean-Luc Padiolleau, Maire.</text:p>
      <text:p text:style-name="P16"><text:span text:style-name="T1">Présents</text:span> : M . Padiolleau Jean-Luc, M. Bigot Patrick, Mme Morlec Chantal, M. Derogis Philippe, Mme Cambronne-Bobin Isabelle, Mme Cicutti Mireille, M. Galimant Christian, M. Gratteau Cédric, M. Massue Jean-Emmanuel, M. Ménard Mathieu, Mme Roquin Michelle, Mme Bernier Marie, </text:p>
      <text:p text:style-name="P17"><text:span text:style-name="T1">Absents</text:span> :</text:p>
      <text:list xml:id="list1694315724204964486" text:style-name="L1">
        <text:list-item>
          <text:p text:style-name="P24">M. Adumeau Jean Claude (pouvoir M. Padiolleau Jean-Luc)</text:p>
        </text:list-item>
        <text:list-item>
          <text:p text:style-name="P23">Mme Mauchien Shirley (pouvoir M. Massue Jean-Emmanuel)</text:p>
        </text:list-item>
        <text:list-item>
          <text:p text:style-name="P23">Mme Denis Isabelle (pouvoir Mme Morlec Chantal) </text:p>
        </text:list-item>
      </text:list>
      <text:p text:style-name="P16"><text:span text:style-name="T1"/></text:p>
      <text:p text:style-name="P16"><text:span text:style-name="T1">Secrétaire de séance</text:span> : M. Bigot Patrick</text:p>
      <text:p text:style-name="P21">Ordre du jour :</text:p>
      <text:list xml:id="list6285001599709829408" text:style-name="L2">
        <text:list-item>
          <text:list>
            <text:list-item>
              <text:p text:style-name="P22">Acquisition de la grange de M. Guillard</text:p>
            </text:list-item>
            <text:list-item>
              <text:p text:style-name="P22">Acquisition du terrain de M. Gohier</text:p>
            </text:list-item>
            <text:list-item>
              <text:p text:style-name="P22">Acquisition de la licence IV de Mme Moulinneuf</text:p>
            </text:list-item>
            <text:list-item>
              <text:p text:style-name="P22">Election d'un délégué du CNAS représentant des élus</text:p>
            </text:list-item>
            <text:list-item>
              <text:p text:style-name="P22"><text:span text:style-name="T10">I</text:span>ndemnité de conseil au Percepteur</text:p>
            </text:list-item>
            <text:list-item>
              <text:p text:style-name="P22">Demande de subventions : associations « La Loire » et « Saint Martin »</text:p>
            </text:list-item>
            <text:list-item>
              <text:p text:style-name="P22">Horaires ouvertures de la Mairie en période estivale</text:p>
            </text:list-item>
            <text:list-item>
              <text:p text:style-name="P22">Révision des indemnités des élus</text:p>
            </text:list-item>
            <text:list-item>
              <text:p text:style-name="P22">Ratios d'avancement de grade du personnel municipal</text:p>
            </text:list-item>
            <text:list-item>
              <text:p text:style-name="P22">Transformation de poste</text:p>
            </text:list-item>
            <text:list-item>
              <text:p text:style-name="P22">Remplacement Mme Riotteau - poste agence postale et dépôts de pains - pour congé maternité</text:p>
            </text:list-item>
            <text:list-item>
              <text:p text:style-name="P22">Décision modificative n° 2 budget assainissement</text:p>
            </text:list-item>
            <text:list-item>
              <text:p text:style-name="P22">Décision modificative n° 3 budget communal</text:p>
            </text:list-item>
            <text:list-item>
              <text:p text:style-name="P22">Questions diverses </text:p>
            </text:list-item>
          </text:list>
        </text:list-item>
      </text:list>
      <text:p text:style-name="P15"/>
      <text:p text:style-name="P14">Monsieur le Maire propose au conseil municipal l'ajout à l'ordre du jour de 2 points : décisions modificatives au budget assainissement et au budget commune. Par ailleurs les demandes de subventions seront étudiées ultérieurement quand les dossiers seront complétés par les associations. Monsieur Gratteau aborde néanmoins la demande d'aide financière sollicitée par le comité des fêtes pour le tir du feu d'artifice. En effet à l'occasion des 25 ans de l'association, le comité des fêtes souhaiterait pouvoir offrir aux spectateurs un feu d'artifice plus conséquent que les années antérieures. Cependant le coût s'élève à 3 500€, l'association ne pouvant régler une telle somme sollicite l'aide de la commune. Monsieur Padiolleau explique à M. Gratteau que le contexte économique actuellement difficile ne permet pas à la collectivité d'accéder aux demandes de toutes les associations et qu'un choix devra se faire. L'an passé les frais d'annulation du feu d'artifice compte tenu des intempéries a été supportés par le budget communal. </text:p>
      <text:p text:style-name="P13"/>
      <text:p text:style-name="P13">Les conseillers municipaux acceptent la modification de l'ordre du jour.</text:p>
      <text:h text:style-name="Heading_20_1" text:outline-level="1"><text:soft-page-break/>Acquisition de la grange de M. Guillard</text:h>
      <text:p text:style-name="Standard">Monsieur le Maire rappelle le projet aux élus : l'atelier communal sera transféré dans la grange libérant ainsi leur local actuel. Ce dernier sera transformé en commerce <text:span text:style-name="T14">polyservices</text:span>. Les travaux consécutifs à ce projet seront gérés par la CCVA, maître d'ouvrage.</text:p>
      <text:p text:style-name="Standard">La grange est quant à elle, plus adaptée aux besoins des services techniques. Quelques aménagements devront être réalisés avant leur installation.</text:p>
      <text:p text:style-name="Standard">Les conseillers municipaux approuvent ce projet et autorisent le Maire à signer tous actes nécessaires à sa mise en œuvre. Madame Cambronne-Bobin, partie prenante dans ce projet, s'abstient.</text:p>
      <text:h text:style-name="Heading_20_1" text:outline-level="1">Acquisition du terrain de Monsieur Gohier</text:h>
      <text:p text:style-name="P6">Cette acquisition s'inscrit dans le cadre des travaux d'extension de la station d'épuration des Villecoqs. Les frais comprenant l'acquisition, l'indemnité d'éviction, frais notariés s'élèvent à 10 000€.</text:p>
      <text:p text:style-name="P6">Les conseillers municipaux décident à l'unanimité d'autoriser le Maire à signer les actes <text:span text:style-name="T14">nécessaires</text:span> à la réalisation du projet.</text:p>
      <text:p text:style-name="P6">Monsieur le Ma<text:tab/>ire informe l'assemblée que l'entreprise Guillon a été retenue par la commission d'appel d'offre pour un coût de 165 000€ auquel se rajoutera les frais d'étude<text:span text:style-name="T7">,</text:span><text:span text:style-name="T14"> </text:span><text:span text:style-name="T15">d'acquisition de terrain, de publication et de branchement</text:span><text:span text:style-name="T14">.</text:span></text:p>
      <text:p text:style-name="P6">Enfin Monsieur Padiolleau précise que la station d'épuration du Vieux Joué aura besoin d'être remise en état, les économies dégagées par les travaux aux Villecoqs pourraient permettre cette réhabilitation.</text:p>
      <text:h text:style-name="Heading_20_1" text:outline-level="1">Acquisition licence IV</text:h>
      <text:p text:style-name="P6">Monsieur le Maire rappelle au conseil municipal qu'il est nécessaire pour la commune d'acquérir une licence IV afin de créer un commerce polyservices dans le centre bourg.</text:p>
      <text:p text:style-name="P6">Il informe que Madame Moulinneuf, ancienne propriétaire du café bar de Montreuil-en-Touraine, accepte de céder sa licence au prix de 5 000€.</text:p>
      <text:p text:style-name="P6">Le conseil municipal après en avoir délibéré, à l'unanimité des membres présents, moins l'abstention de Madame Cambronne-Bobin intéressée dans la transaction, décide :</text:p>
      <text:list xml:id="list4398787025117433766" text:style-name="L3">
        <text:list-item>
          <text:p text:style-name="P29">d'accepter la proposition de Madame Moulinneuf et d'acquérir la licence IV pour la somme de <text:span text:style-name="T13">5</text:span>000€</text:p>
        </text:list-item>
        <text:list-item>
          <text:p text:style-name="P29">de mandater Monsieur le Maire pour effectuer toutes les transactions nécessaires à cette acquisition</text:p>
        </text:list-item>
        <text:list-item>
          <text:p text:style-name="P30">d'imputer cette dépense au budget communal 2014</text:p>
        </text:list-item>
      </text:list>
      <text:h text:style-name="Heading_20_1" text:outline-level="1">Délégué au CNAS</text:h>
      <text:p text:style-name="P2">La municipalité cotise au CNAS pour les agents de la commune. Ceux-ci sont représentés par un délégué du personnel et un délégué pour le collège des élus. Compte tenu des élections municipales, Il convient de désigner un nouveau représentant du collège des élus.</text:p>
      <text:p text:style-name="P2">Après délibération, le conseil municipal désigne à l'unanimité Mme Cicutti Mireille pour représenter le personnel auprès du CNAS.</text:p>
      <text:h text:style-name="Heading_20_1" text:outline-level="1">Indemnité de conseil au percepteur</text:h>
      <text:p text:style-name="P7">Monsieur le Maire explique à l'assemblée que le percepteur, M. Gendre, est amené à conseiller et accompagner la commune dans ses démarches financières et comptables. Une rencontre a d'ailleurs déjà été programmée entre Monsieur le Maire et le Percepteur au cours de laquelle M. Gendre a présenté une analyse financière de la collectivité. Bien que peu endettée, Montreuil en Touraine ne dispose pas d'une capacité d'autofinancement importante. Les bases d'imposition ne sont pas élevées et certaines familles bénéficient d'un abattement fiscal, voté il y a quelques années et dont les motifs sont à réajuster. </text:p>
      <text:p text:style-name="P7"><text:soft-page-break/>Il convient également de diminuer les charges de fonctionnement, entre autre les dépenses d'énergie des bâtiments communaux.en investissant dans des travaux de rénovation. Ces dépenses sont en premier abord élevées mais peuvent bénéficier de subvention et permettent la récupération de la TVA. Pour certains locaux un réaménagement du mobilier ou le changement de certains matériels (radiateurs) peut <text:span text:style-name="T16">suffire</text:span> à réaliser des économies d'énergie.</text:p>
      <text:p text:style-name="P7">Le conseil municipal, à 6 voix pour, 6 abstentions et 3 voix contre, décide :</text:p>
      <text:p text:style-name="P7">de demander le concours du Receveur municipal pour assurer des prestations de conseil et d'assistance en matière budgétaire, économique, financière et comptable définies à l'article 1 de l'arrêté du 16 décembre 1983 d'accorder l'indemnité de conseil au taux de 100 % par an que cette indemnité sera calculée selon les bases définies à l'article 4 de l'arrêté interministériel du 16 décembre 1983 précité et sera attribuée à M. Gendre Patrice, Receveur municipal.</text:p>
      <text:h text:style-name="Heading_20_1" text:outline-level="1">Demande de subventions : associations « La Loire » et « Saint Martin »</text:h>
      <text:p text:style-name="P5">Reporté à une prochaine séance.</text:p>
      <text:h text:style-name="Heading_20_1" text:outline-level="1">Horaires d'ouverture de la Mairie en période estivale</text:h>
      <text:p text:style-name="P19"><text:tab/><text:span text:style-name="T6">M . Padiolleau Jean-Luc, Maire de Montreuil en Touraine, propose aux conseillers municipaux que la Mairie soit fermée le samedi matin du 12 juillet au 23 août inclus afin de tenir compte de la restriction de personnel en raison des congés d'été pendant cette période. Les conseillers municipaux approuvent à l'unanimité cette disposition. </text:span></text:p>
      <text:h text:style-name="Heading_20_1" text:outline-level="1">Modification de l'indemnité des élus</text:h>
      <text:p text:style-name="Standard">Monsieur le Maire propose de modifier le taux de l'indemnité versée aux adjoints. En effet afin de valoriser le travail <text:span text:style-name="T14">fourni </text:span>par ces élus, Monsieur Padiolleau propose un taux à 9 % contre 8,21 % actuellement en vigueur et une diminution du taux appliqué à sa fonction à 26 %.</text:p>
      <text:p text:style-name="Standard">Le montant des indemnités pour l'exercice effectif des fonctions de Maire, d'Adjoints, est fixé dans la limite de l'enveloppe budgétaire constituée par le montant des indemnités maximales susceptibles d'être allouées aux titulaires de mandats locaux.</text:p>
      <text:p text:style-name="Standard">A 12 voix pour, 1 voix contre et 2 abstentions, le conseil municipal valide cette proposition.</text:p>
      <text:h text:style-name="Heading_20_1" text:outline-level="1">Ratio d'avancement de grade du personnel communal</text:h>
      <text:p text:style-name="Text_20_body">Le Maire informe l’assemblée que pour tout avancement de grade, le nombre maximum de fonctionnaires pouvant être promus est déterminé par un taux appliqué à l’effectif des fonctionnaires remplissant les conditions pour cet avancement.</text:p>
      <text:p text:style-name="Text_20_body">Ce taux, appelé « ratios promus-promouvables », est fixé par l’assemblée délibérante après avis du Comité Technique Paritaire (CTP). Il peut varier entre 0 et 100 %. Monsieur le Maire propose de statuer sur les taux proposés.</text:p>
      <text:p text:style-name="P33">Après lecture des tableaux indiquant les différentes modalités d'application des taux de promotions interne, le conseil municipal approuve à l'unanimité ces dispositions.</text:p>
      <text:p text:style-name="P34"><text:span text:style-name="T17">Récapitulatif des taux en annexe.</text:span></text:p>
      <text:h text:style-name="Heading_20_1" text:outline-level="1">Transformation de poste</text:h>
      <text:p text:style-name="P4">Monsieur le Maire expose au conseil que les conditions statutaires d'avancement au grade d'adjoint administratif principal 2ème classe définies par le statut particulier du cadre d'emploi permettent à l'agent en poste de bénéficier d'un avancement de grade.</text:p>
      <text:p text:style-name="P6">Qu'il convient en conséquence de modifier le tableau des effectifs en créant un poste d'adjoint <text:soft-page-break/>administratif principal 2ème classe <text:s/>à raison de 35/35ème et en supprimant le poste d'adjoint administratif 1ère classe.</text:p>
      <text:p text:style-name="P6">Le Conseil municipal décide à l'unanimité :</text:p>
      <text:list xml:id="list8332141872221127820" text:style-name="L4">
        <text:list-item>
          <text:p text:style-name="P27">de créer un poste d'adjoint administratif principal 2ème classe à raison de 35/35ème</text:p>
        </text:list-item>
        <text:list-item>
          <text:p text:style-name="P27">de supprimer le poste d'adjoint <text:span text:style-name="T14">adm</text:span><text:span text:style-name="T16">i</text:span><text:span text:style-name="T14">nistratif</text:span> 1ère classe</text:p>
        </text:list-item>
        <text:list-item>
          <text:p text:style-name="P27">Précise que les crédits nécessaires à la rémunération et aux charges de l'agent nommé seront inscrits au budget au chapitre prévu à cet effet.</text:p>
        </text:list-item>
      </text:list>
      <text:h text:style-name="Heading_20_1" text:outline-level="1">Départ en congé maternité de Mme Riotteau Gwendoline</text:h>
      <text:p text:style-name="P6">Monsieur Padiolleau Jean-Luc informe les conseillers que Madame Riotteau Gwendoline part en congé maternité à compter du 11 août. Cet agent contractuel est en poste au dépôt de pains et à l'agence postale communale. Il convient en conséquence de pourvoir à son remplacement et propose la candidature de Madame Collignon Mélanie. Madame Collignon est bien connue et a satisfait aux missions qui lui ont été confiées à travers plusieurs contrats dans la collectivité . Le contrat de Madame Collignon cesse le 4 juillet prochain.</text:p>
      <text:p text:style-name="P6">Après avoir entendu l'exposé de Monsieur Padiolleau les conseillers municipaux acceptent la candidature de Mme Collignon en remplacement de Madame Riotteau.</text:p>
      <text:h text:style-name="Heading_20_1" text:outline-level="1">Décision modificative n°2 budget assainissement</text:h>
      <text:p text:style-name="Standard">Monsieur le Maire explique aux conseillers municipaux qu'il convient d'apporter les modifications au budget assainissement telles que exposées ci-dessous :</text:p>
      <text:p text:style-name="P3"><draw:frame draw:style-name="fr1" draw:name="images1" text:anchor-type="char" svg:x="0.288cm" svg:y="-0.095cm" svg:width="16.556cm" svg:height="5.283cm" draw:z-index="0"><draw:image xlink:href="Pictures/200000090000686500002072D0CBEEAC.svm" xlink:type="simple" xlink:show="embed" xlink:actuate="onLoad"/></draw:frame></text:p>
      <text:p text:style-name="Standard">Il s'agit de régulariser des écritures comptables prescrites par la perception. Le conseil municipal, à l'unanimité, approuve la décision modificative.</text:p>
      <text:h text:style-name="Heading_20_1" text:outline-level="1">Décision modificative n°3 budget communal</text:h>
      <text:p text:style-name="Standard">Monsieur le Maire expose aux conseillers municipaux le tracteur Kubota utilisé par les services techniques pour la tonte nécessite des réparations.</text:p>
      <text:p text:style-name="Standard">Le coût de la remise en état s'élève à 2 400€ nécessitant le vote de la décision modificative suivante :</text:p>
      <text:p text:style-name="Standard"><text:soft-page-break/>A l<draw:frame draw:style-name="fr1" draw:name="images2" text:anchor-type="char" svg:x="0.399cm" svg:y="-0.086cm" svg:width="16.344cm" svg:height="11.428cm" draw:z-index="1"><draw:image xlink:href="Pictures/2000000900006865000055B85F5F6A68.svm" xlink:type="simple" xlink:show="embed" xlink:actuate="onLoad"/></draw:frame>'unanimité le conseil municipal approuve la décision modificative.</text:p>
      <text:h text:style-name="Heading_20_1" text:outline-level="1">Questions diverses</text:h>
      <text:list xml:id="list4188637626156776303" text:style-name="L5">
        <text:list-item>
          <text:p text:style-name="P26">PEDT – réforme du rythme scolaire</text:p>
          <text:p text:style-name="P28">Madame Morlec, adjoint en charge des affaires scolaires, présente aux conseillers municipaux les aménagements prévus en conformité avec les nouvelles dispositions législatives. L'emploi du temps mis en place à la rentrée scolaire est ainsi expliqué : Les Temps d'Activités Périscolaires, encadrés par les ATSEM, auront lieu le vendredi après le temps scolaire. Quelques bénévoles proposeront également des activités aux enfants. Madame Morlec précise que selon les estimations 30 à 35 élèves seraient présents en TAP tandis que les enseignants accueilleraient environ 10 élèves en Activités Pédagogiques Complémentaires. Il est à noter que le TAP n’est pas obligatoire, les parents pourront aller chercher leur enfant dès la fin du temps scolaire.</text:p>
          <text:p text:style-name="P28">Le mercredi matin, l'école finira à 11 heures 50. Un transport scolaire est prévu afin de ramener les enfants à Neuillé le Lierre. En revanche les enfants inscrits à la cantine seront automatiquement inscrits au centre de loisirs pour l'après midi. </text:p>
          <text:p text:style-name="P28">Monsieur Gratteau interpelle Madame Morlec au sujet de la responsabilité des bénévoles encadrant les enfants : Madame Morlec explique que toutes les modalités inscrites au PEDT ont été visées par l'Inspection académique et que l'intervention de bénévoles auprès d'enfants n'était pas contraire aux règles de sécurité en vigueur. </text:p>
        </text:list-item>
      </text:list>
      <text:p text:style-name="Standard">Ces nouvelles dispositions vont générer un surcoût de dépenses : augmentation des frais de transport scolaire, du personnel, de fonctionnement que la collectivité devra absorber.</text:p>
      <text:p text:style-name="Standard">Madame Morlec précise qu'un comité pilotage composé du Maire, d'elle-même, de Mme Anis <text:tab/>Directrice de l'école et d'un représentant de l'APE, se réunira le 1er trimestre. Par ailleurs 2 réunions d'information à destination des parents auront lieu le 30 juin à Neuillé le Lierre et le 1er juillet à Montreuil.</text:p>
      <text:p text:style-name="Standard">Le prochain conseil municipal est fixé au 29 août l'heure sera définie ultérieurement.</text:p>
      <text:list xml:id="list36568204" text:continue-numbering="true" text:style-name="L5">
        <text:list-header>
          <text:p text:style-name="P25"/>
        </text:list-header>
      </text:list>
      <text:p text:style-name="Standard">La séance est levée à 21h</text:p>
      <table:table table:name="Tableau1" table:style-name="Tableau1">
        <table:table-column table:style-name="Tableau1.A" table:number-columns-repeated="3"/>
        <text:soft-page-break/>
        <table:table-row table:style-name="Tableau1.1">
          <table:table-cell table:style-name="Tableau1.A1" office:value-type="string">
            <text:p text:style-name="P9">Jean-Luc Padiolleau – <text:span text:style-name="T5">Maire</text:span></text:p>
            <text:p text:style-name="P10"/>
            <text:p text:style-name="P10"/>
          </table:table-cell>
          <table:table-cell table:style-name="Tableau1.A1" office:value-type="string">
            <text:p text:style-name="P9">Patrick Bigot – <text:span text:style-name="T5">1</text:span><text:span text:style-name="T4">er</text:span><text:span text:style-name="T5"> Adjoint</text:span></text:p>
          </table:table-cell>
          <table:table-cell table:style-name="Tableau1.C1" office:value-type="string">
            <text:p text:style-name="P9">Chantal Morlec – <text:span text:style-name="T5">2ème Adjoint</text:span></text:p>
          </table:table-cell>
        </table:table-row>
        <table:table-row table:style-name="Tableau1.1">
          <table:table-cell table:style-name="Tableau1.A2" office:value-type="string">
            <text:p text:style-name="P11"><text:span text:style-name="T5">Jean-Claude Adumeau</text:span> – <text:span text:style-name="T5">3ème Adjoint</text:span></text:p>
            <text:p text:style-name="P36"/>
            <text:p text:style-name="P36"/>
          </table:table-cell>
          <table:table-cell table:style-name="Tableau1.B3" office:value-type="string">
            <text:p text:style-name="P9">Philippe Derogis – <text:span text:style-name="T5">4ème Adjoint</text:span></text:p>
          </table:table-cell>
          <table:table-cell table:style-name="Tableau1.C2" office:value-type="string">
            <text:p text:style-name="P8">Marie Bernier</text:p>
          </table:table-cell>
        </table:table-row>
        <table:table-row table:style-name="Tableau1.1">
          <table:table-cell table:style-name="Tableau1.B3" office:value-type="string">
            <text:p text:style-name="P8">Isabelle Cambronne-Bobin</text:p>
            <text:p text:style-name="P8"/>
            <text:p text:style-name="P8"/>
          </table:table-cell>
          <table:table-cell table:style-name="Tableau1.B3" office:value-type="string">
            <text:p text:style-name="P8">Mireille Cicutti</text:p>
          </table:table-cell>
          <table:table-cell table:style-name="Tableau1.C3" office:value-type="string">
            <text:p text:style-name="P12">Isabelle Denis</text:p>
            <text:p text:style-name="P12"/>
          </table:table-cell>
        </table:table-row>
        <table:table-row table:style-name="Tableau1.1">
          <table:table-cell table:style-name="Tableau1.C1" office:value-type="string">
            <text:p text:style-name="P8">Christian Galimant</text:p>
            <text:p text:style-name="P8"/>
            <text:p text:style-name="P8"/>
          </table:table-cell>
          <table:table-cell table:style-name="Tableau1.A1" office:value-type="string">
            <text:p text:style-name="P8">Cédric Gratteau</text:p>
          </table:table-cell>
          <table:table-cell table:style-name="Tableau1.C1" office:value-type="string">
            <text:p text:style-name="P8">Jean-Emmanuel Massue</text:p>
          </table:table-cell>
        </table:table-row>
        <table:table-row table:style-name="Tableau1.1">
          <table:table-cell table:style-name="Tableau1.C3" office:value-type="string">
            <text:p text:style-name="P39">Shirley Mauchien</text:p>
            <text:p text:style-name="P37"/>
            <text:p text:style-name="P37"/>
            <text:p text:style-name="P37"/>
          </table:table-cell>
          <table:table-cell table:style-name="Tableau1.B5" office:value-type="string">
            <text:p text:style-name="P39"><text:span text:style-name="T12">M</text:span>athieu Ménard</text:p>
          </table:table-cell>
          <table:table-cell table:style-name="Tableau1.C5" office:value-type="string">
            <text:p text:style-name="P39">Michelle Roquin</text:p>
            <text:p text:style-name="P8"/>
            <text:p text:style-name="P8"/>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27 juin 2014<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8-22T16:40:43.70</dc:date>
    <meta:editing-duration>P6DT18H38M14S</meta:editing-duration>
    <meta:editing-cycles>298</meta:editing-cycles>
    <meta:generator>LibreOffice/4.0.0.3$Windows_x86 LibreOffice_project/7545bee9c2a0782548772a21bc84a9dcc583b89</meta:generator>
    <meta:print-date>2014-05-17T10:35:33.48</meta:print-date>
    <meta:document-statistic meta:table-count="1" meta:image-count="2" meta:object-count="0" meta:page-count="6" meta:paragraph-count="109" meta:word-count="2094" meta:character-count="13526" meta:non-whitespace-character-count="11547"/>
    <meta:user-defined meta:name="Info 1"/>
    <meta:user-defined meta:name="Info 2"/>
    <meta:user-defined meta:name="Info 3"/>
    <meta:user-defined meta:name="Info 4"/>
  </office:meta>
</office:document-meta>
</file>